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language="en" fo:country="US" officeooo:rsid="00073d42" officeooo:paragraph-rsid="00073d42"/>
    </style:style>
    <style:style style:name="P2" style:family="paragraph" style:parent-style-name="Preformatted_20_Text">
      <style:text-properties fo:language="en" fo:country="US"/>
    </style:style>
    <style:style style:name="P3" style:family="paragraph" style:parent-style-name="Preformatted_20_Text">
      <style:paragraph-properties fo:margin-top="0cm" fo:margin-bottom="0.499cm" style:contextual-spacing="false"/>
      <style:text-properties fo:language="en" fo:country="US"/>
    </style:style>
    <style:style style:name="P4" style:family="paragraph" style:parent-style-name="Preformatted_20_Text">
      <style:paragraph-properties fo:margin-top="0cm" fo:margin-bottom="0.499cm" style:contextual-spacing="false"/>
      <style:text-properties fo:language="en" fo:country="US" officeooo:rsid="000e234c" officeooo:paragraph-rsid="0008c4f2"/>
    </style:style>
    <style:style style:name="P5" style:family="paragraph" style:parent-style-name="Preformatted_20_Text">
      <style:paragraph-properties fo:margin-top="0cm" fo:margin-bottom="0.499cm" style:contextual-spacing="false"/>
      <style:text-properties fo:language="en" fo:country="US" officeooo:rsid="000e234c" officeooo:paragraph-rsid="000ebd2e"/>
    </style:style>
    <style:style style:name="P6" style:family="paragraph" style:parent-style-name="Preformatted_20_Text">
      <style:paragraph-properties fo:margin-top="0cm" fo:margin-bottom="0.499cm" style:contextual-spacing="false"/>
      <style:text-properties fo:language="en" fo:country="US" officeooo:paragraph-rsid="0008c4f2"/>
    </style:style>
    <style:style style:name="P7" style:family="paragraph" style:parent-style-name="Preformatted_20_Text">
      <style:paragraph-properties fo:margin-top="0cm" fo:margin-bottom="0.499cm" style:contextual-spacing="false"/>
      <style:text-properties fo:language="en" fo:country="US" officeooo:paragraph-rsid="000ebd2e"/>
    </style:style>
    <style:style style:name="P8" style:family="paragraph" style:parent-style-name="Preformatted_20_Text">
      <style:text-properties fo:language="en" fo:country="US" officeooo:rsid="00104363" officeooo:paragraph-rsid="00104363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language="en" fo:country="US" officeooo:rsid="000adace" officeooo:paragraph-rsid="00124182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language="en" fo:country="US" officeooo:paragraph-rsid="000adace"/>
    </style:style>
    <style:style style:name="P11" style:family="paragraph" style:parent-style-name="Standard">
      <style:text-properties fo:language="en" fo:country="US" officeooo:paragraph-rsid="000adace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language="en" fo:country="US" officeooo:rsid="000d229b" officeooo:paragraph-rsid="00124182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language="en" fo:country="US" officeooo:paragraph-rsid="000d4f1f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language="en" fo:country="US" officeooo:rsid="0015b318" officeooo:paragraph-rsid="000d4f1f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language="en" fo:country="US" officeooo:rsid="0015b318" officeooo:paragraph-rsid="000ebd2e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language="en" fo:country="US" officeooo:rsid="0015b318" officeooo:paragraph-rsid="00124182"/>
    </style:style>
    <style:style style:name="P17" style:family="paragraph" style:parent-style-name="Standard">
      <style:paragraph-properties fo:margin-top="0cm" fo:margin-bottom="0.499cm" style:contextual-spacing="false"/>
      <style:text-properties fo:language="en" fo:country="US" officeooo:paragraph-rsid="0008c4f2"/>
    </style:style>
    <style:style style:name="P18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fo:language="en" fo:country="US" officeooo:paragraph-rsid="0011e556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language="en" fo:country="US" officeooo:paragraph-rsid="00124182"/>
    </style:style>
    <style:style style:name="P20" style:family="paragraph" style:parent-style-name="Standard">
      <style:text-properties officeooo:rsid="00104363" officeooo:paragraph-rsid="00104363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language="en" fo:country="US" officeooo:paragraph-rsid="000a7dbd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language="en" fo:country="US" officeooo:rsid="000a7dbd" officeooo:paragraph-rsid="000a7dbd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language="en" fo:country="US" officeooo:rsid="000a7dbd" officeooo:paragraph-rsid="00124182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language="en" fo:country="US" officeooo:paragraph-rsid="00124182"/>
    </style:style>
    <style:style style:name="T1" style:family="text">
      <style:text-properties loext:padding="0cm" loext:border="none"/>
    </style:style>
    <style:style style:name="T2" style:family="text">
      <style:text-properties officeooo:rsid="000aed05"/>
    </style:style>
    <style:style style:name="T3" style:family="text">
      <style:text-properties officeooo:rsid="000d4f1f"/>
    </style:style>
    <style:style style:name="T4" style:family="text">
      <style:text-properties officeooo:rsid="00104363"/>
    </style:style>
    <style:style style:name="T5" style:family="text">
      <style:text-properties officeooo:rsid="0011e556"/>
    </style:style>
    <style:style style:name="T6" style:family="text">
      <style:text-properties officeooo:rsid="000941f4"/>
    </style:style>
    <style:style style:name="T7" style:family="text">
      <style:text-properties officeooo:rsid="00124182"/>
    </style:style>
    <style:style style:name="T8" style:family="text">
      <style:text-properties officeooo:rsid="00124182" loext:padding="0cm" loext:border="none"/>
    </style:style>
    <style:style style:name="T9" style:family="text">
      <style:text-properties fo:language="es" fo:country="AR"/>
    </style:style>
    <style:style style:name="T10" style:family="text">
      <style:text-properties fo:language="es" fo:country="AR" officeooo:rsid="00124182"/>
    </style:style>
    <style:style style:name="T11" style:family="text">
      <style:text-properties fo:language="es" fo:country="AR" officeooo:rsid="00124182" loext:padding="0cm" loext:border="none"/>
    </style:style>
    <style:style style:name="T12" style:family="text">
      <style:text-properties officeooo:rsid="0008c4f2" loext:padding="0cm" loext:border="none"/>
    </style:style>
    <style:style style:name="T13" style:family="text">
      <style:text-properties officeooo:rsid="000adace"/>
    </style:style>
    <style:style style:name="T14" style:family="text">
      <style:text-properties officeooo:rsid="000d22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etters to the Editor</text:p>
      <text:p text:style-name="P1"/>
      <text:p text:style-name="P1">RE<text:span text:style-name="T5">:</text:span> <text:span text:style-name="T5">&lt;a Href="</text:span>https://southerncrossreview.org/141/hemsley-breathe.html<text:span text:style-name="T5">"&gt;</text:span>Breathe<text:span text:style-name="T5">&lt;/a&gt; by Becky Hemsley</text:span></text:p>
      <text:p text:style-name="P2">I was sitting here in the dark listing out all tasks not completed - all the life moments touching my heart - saddened by the closing.of a favorite place and the loss of friends - when someone on PBS read this poem. <text:s/>Thank you dear stranger who has become a friend I do not know. <text:s/>You spoke to my heart in a manner that gave me pause to listen. <text:s/></text:p>
      <text:p text:style-name="P2"/>
      <text:p text:style-name="P2">Thank you for this gift to a stranger who needed “Breathe” in her soul.</text:p>
      <text:p text:style-name="P3">Kristi Dinell</text:p>
      <text:p text:style-name="P4">RE: Dreyfuss Trump or Bidon</text:p>
      <text:p text:style-name="P6">I didn’t read to the end your article on the Trump/Biden candidacies. To read about them, and those who stand behind them, is like reading porn or stuff that should get you a fail in elementary school. Utter mind pollution. The struggle for a solution will go on, regardless of the incompetence of either candidate which took 350 million people to put where they are - unless they didn’t, of course. So much for democracy. F… that! Things are a changing now anyway; the old imperial hegemony, that colonial mindset of old, NATO is breaking. BRICS is looking up. So, relative to what is on offer internationally, a narrow viewing of US mental death policy is perhaps growing less relevant than many are still thinking, esp. in the inward looking US. I hardly recognize it; it ain’t my place, no sir.</text:p>
      <text:p text:style-name="P17">NEVER! NEVER! EVER!! NOT EVER, UNDER ANY CIRCUMSTANCES WOULD I EVER, EVER VOTE FOR TRUMP!!!  FOR ANYTHING!! EVER!!</text:p>
      <text:p text:style-name="Standard"> But I am devastated by Biden’s approach and creation of this horrible mess. I don’t believe Trump would do any better, though he might do something different. His soul deep corruption, dishonesty and on and on make me want to vomit on him. </text:p>
      <text:p text:style-name="Standard">This is a rotten choice to have to make, but I/we are going with Biden.</text:p>
      <text:p text:style-name="P20">Barbara Fox</text:p>
      <text:p text:style-name="Standard"/>
      <text:p text:style-name="Standard"/>
      <text:p text:style-name="P6"><text:span text:style-name="T12">RE:</text:span><text:span text:style-name="T8">&lt;</text:span><text:span text:style-name="T11">a href=https://southerncrossreview.org/158/frank-always-right.html"&gt;</text:span><text:span text:style-name="T12"> </text:span><text:span text:style-name="T11">¿</text:span><text:span text:style-name="T12">Frank is Always Right</text:span><text:span text:style-name="T11">&lt;/a&gt;</text:span></text:p>
      <text:p text:style-name="P6"><text:span text:style-name="T1">I love this. </text:span>Ah, qué tributo más bonito!</text:p>
      <text:p text:style-name="P6">Jim Lowe</text:p>
      <text:p text:style-name="P10"><text:span text:style-name="T13">RE: </text:span><text:span text:style-name="T3">Exile's End - a </text:span><text:span text:style-name="T13">Memoir</text:span></text:p>
      <text:p text:style-name="P10">I loved Lai's part, thanks for sharing.</text:p>
      <text:p text:style-name="P10">I will never forget him, a great father.<text:span text:style-name="T3"> </text:span>I did not remember him ever wearing a watch!</text:p>
      <text:p text:style-name="P10">Tiny input you may already know: When I was in primary school Lai kept a stone from San Marcos he<text:span text:style-name="T2"> </text:span>would turn over in the middle of the night. He did that for a year, after that the stone was supposed to have "power". </text:p>
      <text:p text:style-name="P18">2nd tidbit: Marcos told me every time he showed up at your post-IATA office, they caught you and Lai playing chess.<text:span text:style-name="T2"> <text:s/></text:span>Final tiny correction: Vegetarian Lai lived up to 93 yrs old (96 yrs appear twice in your memoir). Born Apr 29, 1929, dide June 2022</text:p>
      <text:p text:style-name="P18"><text:span text:style-name="T6">Aivars Holms</text:span></text:p>
      <text:p text:style-name="P24">Lieber Frank, heute kam dein buch, ich werde es verschlingen.......</text:p>
      <text:p text:style-name="P24"><text:soft-page-break/>So bin ich  beruhigt, denn die letzte Geschihte FRANK IS ALWAYS RIGHT gab mir die Zweifel,ob du noch lebst oder ob der AutorHernan  jetzt die SCR weiterbetreibt und UEBER dich scheibt.....</text:p>
      <text:p text:style-name="P24">Es lebe Frances!!!</text:p>
      <text:p text:style-name="P23">Ute Craemer</text:p>
      <text:p text:style-name="P9"/>
      <text:p text:style-name="P14"/>
      <text:p text:style-name="P12">RE: <text:span text:style-name="T5">&lt;a href="https://southerncrossreview.org/158/fts-fuming-salamander.html&gt;</text:span>The Fuming Salamander<text:span text:style-name="T5">&lt;/a&gt; by Frank Thomas Smith</text:span></text:p>
      <text:p text:style-name="P12"/>
      <text:p text:style-name="P19">Muito legal!!!! </text:p>
      <text:p text:style-name="P19"><text:span text:style-name="T14">Ute Craemer</text:span></text:p>
      <text:p text:style-name="P19"/>
      <text:p text:style-name="P16">RE: The Fuming Salamader</text:p>
      <text:p text:style-name="P19">Wonderful! </text:p>
      <text:p text:style-name="P19"/>
      <text:p text:style-name="P16">Raun Griffiths</text:p>
      <text:p text:style-name="P16"/>
      <text:p text:style-name="P14"/>
      <text:p text:style-name="P5">RE:<text:span text:style-name="T10">&lt;a href="</text:span>https://southerncrossreview.org/158/dreyfus-election.html<text:span text:style-name="T10">"&gt;</text:span>Trump or <text:span text:style-name="T9">Bid</text:span><text:span text:style-name="T10">e</text:span><text:span text:style-name="T9">n</text:span><text:span text:style-name="T10"> On Israel&lt;/a&gt; by Bob Dreyfuss</text:span></text:p>
      <text:p text:style-name="P7">I didn’t read to the end your article on the Trump/Biden candidacies. To read about them, and those who stand behind them, is like reading porn or stuff that should get you a fail in elementary school. Utter mind pollution. The struggle for a solution will go on, regardless of the incompetence of either candidate which took 350 million people to put where they are - unless they didn’t, of course. So much for democracy. F… that! Things are a changing now anyway; the old imperial hegemony, that colonial mindset of old, NATO is breaking. BRICS is looking up. So, relative to what is on offer internationally, a narrow viewing of US mental death policy is perhaps growing less relevant than many are still thinking, esp. in the inward looking US. I hardly recognize it; it ain’t my place, no sir.</text:p>
      <text:p text:style-name="P7">Nick Maync-Matsumoto </text:p>
      <text:p text:style-name="P15">NEVER! NEVER! EVER!! NOT EVER, UNDER ANY CIRCUMSTANCES WOULD I EVER, EVER VOTE FOR TRUMP!!!  FOR ANYTHING!! EVER!!</text:p>
      <text:p text:style-name="Standard"> But I am devastated by Biden’s approach and creation of this horrible mess. I don’t believe Trump would do any better, though he might do something different. His soul deep corruption, dishonesty and on and on make me want to vomit on him. <text:span text:style-name="T4"> </text:span>This is a rotten choice to have to make, but I/we are going with Biden.</text:p>
      <text:p text:style-name="Standard"/>
      <text:p text:style-name="P20">Barbara Fox</text:p>
      <text:p text:style-name="Standard"/>
      <text:p text:style-name="P15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ody_20_Text.intro" style:display-name="Body Text.intro" style:family="paragraph" style:parent-style-name="Text_20_body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60005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2T17:45:33.603000000</meta:creation-date>
    <dc:date>2024-07-01T18:28:29.167000000</dc:date>
    <meta:editing-duration>PT50M56S</meta:editing-duration>
    <meta:editing-cycles>11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36" meta:word-count="753" meta:character-count="4442" meta:non-whitespace-character-count="3708"/>
  </office:meta>
</office:document-meta>
</file>